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7" style:family="presentation" style:parent-style-name="_31__5f_Blue_5f_Curve1-outline1">
      <style:graphic-properties fo:min-height="0.1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12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troduction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thods (Method 1)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presentation:style-name="pr11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8M8S</meta:editing-duration>
    <meta:editing-cycles>2</meta:editing-cycles>
    <dc:date>2026-02-26T10:36:26.428303600</dc:date>
    <meta:document-statistic meta:object-count="79"/>
  </office:meta>
</office:document-meta>
</file>